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outline1">
      <style:graphic-properties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subtitle">
      <style:graphic-properties draw:fill-color="#ffffff" fo:min-height="13.23cm"/>
    </style:style>
    <style:style style:name="P1" style:family="paragraph">
      <style:text-properties fo:font-size="24pt"/>
    </style:style>
    <style:style style:name="P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lcome Page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<text:span text:style-name="T1">GDD</text:span><text:span text:style-name="T2"><text:line-break/></text:span><text:span text:style-name="T2">for April 2024 GWJ</text:span><text:span text:style-name="T2"><text:line-break/></text:span><text:span text:style-name="T2">theme: </text:span><text:span text:style-name="T1">Forge</text:span></text:p>
          </draw:text-box>
        </draw:frame>
        <draw:frame presentation:style-name="pr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<text:a xlink:href="#Wants and Needs">#Wants and Needs</text:a></text:p>
              </text:list-item>
              <text:list-item>
                <text:p><text:a xlink:href="#the Core Loop">#the Core Loop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Wants and Needs" draw:style-name="dp1" draw:master-page-name="lyt-cool" presentation:presentation-page-layout-name="AL2T3">
        <draw:frame presentation:style-name="pr4" draw:text-style-name="P2" draw:layer="layout" svg:width="23.912cm" svg:height="3.507cm" svg:x="2.058cm" svg:y="1.543cm" presentation:class="title" presentation:user-transformed="true">
          <draw:text-box>
            <text:p>Wants and Needs</text:p>
          </draw:text-box>
        </draw:frame>
        <draw:frame presentation:style-name="pr2" draw:layer="layout" svg:width="11.668cm" svg:height="13.23cm" svg:x="2.058cm" svg:y="5.838cm" presentation:class="outline">
          <draw:text-box>
            <text:p>Things I would like to do:</text:p>
            <text:list text:style-name="L2">
              <text:list-item>
                <text:p>A <text:span text:style-name="T3">Tower Defense</text:span><text:span text:style-name="T4"> - make it side view 2D</text:span></text:p>
              </text:list-item>
              <text:list-item>
                <text:p><text:span text:style-name="T4">Dump as much of the design process on the player</text:span></text:p>
              </text:list-item>
              <text:list-item>
                <text:p><text:span text:style-name="T4">How? By forcing the player to design stuff (levels, weapons, enemies)</text:span></text:p>
              </text:list-item>
              <text:list-item>
                <text:p><text:span text:style-name="T4">The above implies the existance of tools that allow the player to design stuff</text:span></text:p>
              </text:list-item>
              <text:list-item>
                <text:p><text:span text:style-name="T4">Also - a short voiced intro</text:span>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Things I'm missing:</text:p>
            <text:list text:style-name="L2">
              <text:list-item>
                <text:p>I got no music or art, and no oboivous means of aquiring them</text:p>
              </text:list-item>
              <text:list-item>
                <text:p>A core loo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he Core Loop" draw:style-name="dp1" draw:master-page-name="lyt-cool" presentation:presentation-page-layout-name="AL3T0">
        <draw:frame presentation:style-name="pr1" draw:layer="layout" svg:width="23.912cm" svg:height="3.507cm" svg:x="2.058cm" svg:y="1.543cm" presentation:class="title">
          <draw:text-box>
            <text:p>the Core Loop</text:p>
          </draw:text-box>
        </draw:frame>
        <draw:frame presentation:style-name="pr6" draw:layer="layout" svg:width="23.912cm" svg:height="13.23cm" svg:x="2.058cm" svg:y="5.83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 style:repeat="stretch"/>
    </style:style>
    <style:style style:name="Mdp4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tunnel-title">
      <style:graphic-properties draw:fill-color="#ffffff" draw:auto-grow-height="false" fo:min-height="3.507cm"/>
    </style:style>
    <style:style style:name="Mpr11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4">
      <draw:frame presentation:style-name="Mpr10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1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5">
      <draw:rect presentation:style-name="Mpr14" draw:text-style-name="MP8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15" draw:text-style-name="MP8" draw:layer="backgroundobjects" svg:width="0.505cm" svg:height="2.552cm" svg:x="0cm" svg:y="0cm">
        <text:p/>
      </draw:rect>
      <draw:rect presentation:style-name="Mpr15" draw:text-style-name="MP8" draw:layer="backgroundobjects" svg:width="0.505cm" svg:height="2.552cm" svg:x="0cm" svg:y="6.615cm">
        <text:p/>
      </draw:rect>
      <draw:rect presentation:style-name="Mpr15" draw:text-style-name="MP8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24-04-14T18:40:19.24</meta:creation-date>
    <meta:editing-duration>PT1H8M28S</meta:editing-duration>
    <meta:editing-cycles>14</meta:editing-cycles>
    <dc:date>2024-04-14T19:49:56.26</dc:date>
    <dc:creator>Dominik </dc:creator>
    <meta:generator>OpenOffice/4.1.13$Win32 OpenOffice.org_project/4113m1$Build-9810</meta:generator>
    <meta:document-statistic meta:object-count="75"/>
  </office:meta>
</office:document-meta>
</file>